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13/article-38" text:style-name="Internet_20_link" text:visited-style-name="Visited_20_Internet_20_Link">https://rockingsoccer.com/lv/futbols/help/home/category-13/article-38</text:a></text:h>
      <text:h text:style-name="P3" text:outline-level="1">Finanses: Ienākumi</text:h>
      <text:h text:style-name="P2" text:outline-level="3">Sponsoru iemaksas</text:h>
      <text:p text:style-name="P1">Sponsoru iemaksas sākumā būs noteicošais ienākumu gūšanas veids. Līgumu ar sponsoriem var noslēgt, dodoties uz sadaļu "Finanses" un "Sponsoru darījumi". Tas nodrošinās stabilus ienākumus, kas sākumā pilnībā nosegs infrastruktūras izmaksas un spēlētāju algas.</text:p>
      <text:p text:style-name="P1">Sponsoru interesi ietekmē tava kluba līgas līmenis un kopējais līmeņu skaits valstī. Labākus noteikumus sponsori piedāvā arī lietotājiem, kam ir VIP statuss.</text:p>
      <text:h text:style-name="P2" text:outline-level="3">Peļņa no stadiona</text:h>
      <text:p text:style-name="P1">Peļņa no stadiona ir, pirmkārt, ienākumi no biļešu pārdošanas, bet arī kafejnīcā pārdotie ēdieni un dzērieni, kā arī fanu veikala suvenīri. Iesākumā tā nebūs liela, bet, atšķirībā no diezgan stabilā sponsoru devuma, ienākumi no stadiona var augt. Tas ir viens no būtiskākajiem faktoriem, attīstot klubu.</text:p>
      <text:p text:style-name="P1">Lai palielinātu pelņu no stadiona, jāuzlabo stadions, jo augstākajos līmeņos uz spēlēm var ierasties aizvien vairāk skatītāju un biļešu cena ceļas. Vispirms gan jāpanāk, lai komandas fanu skaits sasniedz atbilstošus rādītājus. Sākot no 2.līmeņa, stadionā vari atvērt fanu veikalu, kas to veicinās.</text:p>
      <text:h text:style-name="P2" text:outline-level="3">Transfēru peļņa</text:h>
      <text:p text:style-name="P1">Nekā sarežģīta - par spēlētāju pārdošanu no citiem klubiem saņemtā nauda. 10% no darījuma summas iziet nodokļiem un citiem administratīvajiem izdevumiem, pārējos 90% vari ieguldīt pēc saviem ieskatiem.</text:p>
      <text:h text:style-name="P2" text:outline-level="3">TV translāciju tiesības</text:h>
      <text:p text:style-name="P1">TV translāciju ienākumi ir liela naudas summa, <text:span text:style-name="T1"><office:annotation office:name="__Annotation__1_4087841553"><dc:creator>Nezināms autors</dc:creator><dc:date>2018-11-11T13:31:32.152000000</dc:date><text:p text:style-name="P4"><text:span text:style-name="T2">kura</text:span></text:p></office:annotation></text:span><text:span text:style-name="T1">kur</text:span><office:annotation-end office:name="__Annotation__1_4087841553"/> tiek izmaksāta reizi gadā sezonas beigās. Šīs summas apjoms atkarīgs no tā, kurā līgas līmenī jūs spēlējat, kopējā līgu skaita valstī un komandu skaita jūsu līgā. Līgai ar 20 komandām tiek piešķirta divas reizes lielāka summa nekā līgai ar 10 komandām. Tadējādi tiek izlīdzināta vidējā summa, ko katra komanda var saņemt.</text:p>
      <text:p text:style-name="P1">Šī kopējā summa, kas tiek piešķirta <office:annotation office:name="__Annotation__2_4087841553"><dc:creator>Nezināms autors</dc:creator><dc:date>2018-11-11T13:32:35.992000000</dc:date><text:p text:style-name="P4"><text:span text:style-name="T2">komats</text:span></text:p></office:annotation>līgai tiek<office:annotation-end office:name="__Annotation__2_4087841553"/> sadalīta starp komandām attiecīgi tam, cik punktus tās iegūst sezonas gaitā. Jo vairāk punktus gūsiet, jo vairāk naudas saņemsiet.</text:p>
      <text:p text:style-name="P1">TV translāciju nauda tiek izmaksāta pēc pēdējas regulārās sezonas spēļu kārtas, pirms pārspēlēm. Pārspēļu rezultāti neietekmē naudas summu, kuru saņemsiet par TV translācijām.</text:p>
      <text:h text:style-name="P2" text:outline-level="3">Naudas balva</text:h>
      <text:p text:style-name="P1">Naudas balva tiek piešķirta par piedalīšanos tādos turnīros kā nacionālais kauss vai čempionu līga.</text:p>
      <text:p text:style-name="P1">Naudas balva par kausu ir atkarīga no komandu skaita, kas piedalās un kausa kārtas ko jūs sasniedzat.</text:p>
      <text:p text:style-name="P1">Čempionu līga un Eiropas līga ir ļoti labi ienākumu avoti. Naudas balvas ir proporcionālas 2012/2013 UEFA naudas balvām. Šī sistēma ir lēnām izveidojusies 15 Rocking Soccer sezonu laikā. Naudas balvu apjoms, kuru var saņemt šajos turnīros, katru gadu palielinās.</text:p>
      <text:p text:style-name="P1">Nav starpības naudas sadalē starp kontinentiem. Visos kontinentos naudas balvas ir piemērotas kā Eiropas turnīros.</text:p>
      <text:h text:style-name="P2" text:outline-level="3"><text:soft-page-break/>Citi ienākumi</text:h>
      <text:p text:style-name="P1">Kā citi ienākumi var būt, piemēram, par spēles ievada iziešanu saņemtā nauda. Tie ir ļoti neregulāri.</text:p>
      <text:h text:style-name="P2" text:outline-level="3">Procenti</text:h>
      <text:p text:style-name="P1">Procentu likme un summa no kuras tie tiek rēķināti ir atkarīgi no ofisa. Jo augstāks ofisa līmenis, jo augstāki procenti un lielāka maksimālā summa no kuras tos rēķin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26:00.140000000</meta:creation-date>
    <dc:date>2018-11-11T13:36:29.123000000</dc:date>
    <meta:editing-duration>PT10M29S</meta:editing-duration>
    <meta:editing-cycles>2</meta:editing-cycles>
    <meta:generator>LibreOffice/6.0.2.1$Windows_X86_64 LibreOffice_project/f7f06a8f319e4b62f9bc5095aa112a65d2f3ac89</meta:generator>
    <meta:document-statistic meta:table-count="0" meta:image-count="0" meta:object-count="0" meta:page-count="2" meta:paragraph-count="23" meta:word-count="426" meta:character-count="2977" meta:non-whitespace-character-count="2574"/>
  </office:meta>
</office:document-meta>
</file>